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0C894814E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Schoolbook" svg:font-family="'Century Schoolbook'"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style:font-face style:name="inherit" svg:font-family="inherit"/>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113580b"/>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Text_20_body">
      <style:text-properties officeooo:rsid="001a9209" officeooo:paragraph-rsid="001a9209"/>
    </style:style>
    <style:style style:name="P8" style:family="paragraph" style:parent-style-name="Source_20_Code_20_Header">
      <style:text-properties officeooo:rsid="001bfc18" officeooo:paragraph-rsid="001bfc18"/>
    </style:style>
    <style:style style:name="P9" style:family="paragraph" style:parent-style-name="Source_20_Code_20_Header">
      <style:text-properties officeooo:rsid="001bfc18" officeooo:paragraph-rsid="001f675b"/>
    </style:style>
    <style:style style:name="P10" style:family="paragraph" style:parent-style-name="Source_20_Code_20_Header">
      <style:text-properties officeooo:paragraph-rsid="0010e39e"/>
    </style:style>
    <style:style style:name="P11" style:family="paragraph" style:parent-style-name="Source_20_Code">
      <style:text-properties officeooo:paragraph-rsid="0010e39e"/>
    </style:style>
    <style:style style:name="P12" style:family="paragraph" style:parent-style-name="Source_20_Code_20_Header">
      <style:text-properties officeooo:rsid="00132cb9" officeooo:paragraph-rsid="00132cb9"/>
    </style:style>
    <style:style style:name="P13" style:family="paragraph" style:parent-style-name="Source_20_Code">
      <style:text-properties officeooo:rsid="00132cb9" officeooo:paragraph-rsid="00132cb9"/>
    </style:style>
    <style:style style:name="P14" style:family="paragraph" style:parent-style-name="Source_20_Code_20_Header">
      <style:text-properties officeooo:rsid="00132cb9" officeooo:paragraph-rsid="0017a3bf"/>
    </style:style>
    <style:style style:name="P15" style:family="paragraph" style:parent-style-name="Source_20_Code">
      <style:text-properties officeooo:rsid="00132cb9" officeooo:paragraph-rsid="0017a3bf"/>
    </style:style>
    <style:style style:name="P16" style:family="paragraph" style:parent-style-name="Source_20_Code_20_Header">
      <style:text-properties officeooo:rsid="00132cb9" officeooo:paragraph-rsid="00207c5b"/>
    </style:style>
    <style:style style:name="P17" style:family="paragraph" style:parent-style-name="Source_20_Code_20_Header">
      <style:text-properties officeooo:rsid="00132cb9" officeooo:paragraph-rsid="002197bc"/>
    </style:style>
    <style:style style:name="P18" style:family="paragraph" style:parent-style-name="Source_20_Code">
      <style:text-properties officeooo:paragraph-rsid="00132cb9"/>
    </style:style>
    <style:style style:name="P19" style:family="paragraph" style:parent-style-name="Source_20_Code">
      <style:text-properties officeooo:paragraph-rsid="0017a3bf"/>
    </style:style>
    <style:style style:name="P20" style:family="paragraph" style:parent-style-name="Source_20_Code_20_Header">
      <style:text-properties officeooo:paragraph-rsid="0017a3bf"/>
    </style:style>
    <style:style style:name="P21" style:family="paragraph" style:parent-style-name="Source_20_Code">
      <style:text-properties officeooo:rsid="0017a3bf" officeooo:paragraph-rsid="0017a3bf"/>
    </style:style>
    <style:style style:name="P22" style:family="paragraph" style:parent-style-name="Source_20_Code">
      <style:text-properties officeooo:paragraph-rsid="00196dbb"/>
    </style:style>
    <style:style style:name="P23" style:family="paragraph" style:parent-style-name="Source_20_Code">
      <style:text-properties officeooo:paragraph-rsid="00207c5b"/>
    </style:style>
    <style:style style:name="P24" style:family="paragraph" style:parent-style-name="Source_20_Code_20_Header">
      <style:text-properties officeooo:paragraph-rsid="00207c5b"/>
    </style:style>
    <style:style style:name="P25" style:family="paragraph" style:parent-style-name="Source_20_Code">
      <style:text-properties officeooo:rsid="00207c5b" officeooo:paragraph-rsid="00207c5b"/>
    </style:style>
    <style:style style:name="P26" style:family="paragraph" style:parent-style-name="Source_20_Code">
      <style:text-properties officeooo:paragraph-rsid="002197bc"/>
    </style:style>
    <style:style style:name="P27" style:family="paragraph" style:parent-style-name="Source_20_Code">
      <style:text-properties officeooo:rsid="002197bc" officeooo:paragraph-rsid="002197bc"/>
    </style:style>
    <style:style style:name="P28" style:family="paragraph" style:parent-style-name="Source_20_Code">
      <style:text-properties officeooo:paragraph-rsid="0012d067"/>
    </style:style>
    <style:style style:name="P29" style:family="paragraph" style:parent-style-name="Source_20_Code">
      <style:text-properties officeooo:rsid="001f675b" officeooo:paragraph-rsid="001f675b"/>
    </style:style>
    <style:style style:name="P30" style:family="paragraph" style:parent-style-name="Source_20_Code">
      <style:text-properties officeooo:paragraph-rsid="001f675b"/>
    </style:style>
    <style:style style:name="P31" style:family="paragraph" style:parent-style-name="Heading_20_2">
      <style:text-properties officeooo:rsid="001bfc18" officeooo:paragraph-rsid="001f9ced"/>
    </style:style>
    <style:style style:name="P32" style:family="paragraph" style:parent-style-name="Heading_20_2">
      <style:text-properties officeooo:rsid="0021e97a" officeooo:paragraph-rsid="0021e97a"/>
    </style:style>
    <style:style style:name="P33" style:family="paragraph" style:parent-style-name="Heading_20_3">
      <style:paragraph-properties fo:break-before="page"/>
    </style:style>
    <style:style style:name="P34" style:family="paragraph" style:parent-style-name="Source_20_Code">
      <style:text-properties officeooo:rsid="002197bc" officeooo:paragraph-rsid="002197bc"/>
    </style:style>
    <style:style style:name="P35" style:family="paragraph" style:parent-style-name="Source_20_Code">
      <style:text-properties officeooo:paragraph-rsid="00207c5b"/>
    </style:style>
    <style:style style:name="P36" style:family="paragraph" style:parent-style-name="Source_20_Code">
      <style:text-properties officeooo:paragraph-rsid="002197bc"/>
    </style:style>
    <style:style style:name="P37" style:family="paragraph" style:parent-style-name="Source_20_Code">
      <style:text-properties officeooo:paragraph-rsid="001f675b"/>
    </style:style>
    <style:style style:name="P38" style:family="paragraph" style:parent-style-name="Source_20_Code">
      <style:text-properties officeooo:paragraph-rsid="0021e97a"/>
    </style:style>
    <style:style style:name="P39" style:family="paragraph" style:parent-style-name="Source_20_Code">
      <style:text-properties officeooo:rsid="00207c5b" officeooo:paragraph-rsid="00207c5b"/>
    </style:style>
    <style:style style:name="P40" style:family="paragraph" style:parent-style-name="Source_20_Code_20_Header">
      <style:text-properties officeooo:rsid="0015dc29" officeooo:paragraph-rsid="00207c5b"/>
    </style:style>
    <style:style style:name="P41" style:family="paragraph" style:parent-style-name="Source_20_Code_20_Header">
      <style:text-properties officeooo:rsid="0021e97a" officeooo:paragraph-rsid="0021e97a"/>
    </style:style>
    <style:style style:name="P42" style:family="paragraph" style:parent-style-name="Source_20_Code_20_Header">
      <style:text-properties officeooo:paragraph-rsid="00207c5b"/>
    </style:style>
    <style:style style:name="P43" style:family="paragraph" style:parent-style-name="Text_20_body">
      <style:text-properties officeooo:rsid="0021e97a" officeooo:paragraph-rsid="0021e97a"/>
    </style:style>
    <style:style style:name="P44" style:family="paragraph" style:parent-style-name="Text_20_body">
      <style:text-properties officeooo:rsid="001bfc18" officeooo:paragraph-rsid="001bfc18"/>
    </style:style>
    <style:style style:name="T1" style:family="text">
      <style:text-properties style:font-name="Fabrikat" fo:font-size="13pt" style:font-size-asian="10.5pt"/>
    </style:style>
    <style:style style:name="T2" style:family="text">
      <style:text-properties style:font-name="Fabrikat" fo:font-size="13pt" officeooo:rsid="00277460" style:font-size-asian="10.5pt"/>
    </style:style>
    <style:style style:name="T3" style:family="text">
      <style:text-properties style:font-name="Fabrikat" fo:font-size="13pt" officeooo:rsid="000b2ba5" style:font-size-asian="10.5pt"/>
    </style:style>
    <style:style style:name="T4" style:family="text">
      <style:text-properties style:font-name="Fabrikat" fo:font-size="13pt" officeooo:rsid="00176edb" style:font-size-asian="10.5pt"/>
    </style:style>
    <style:style style:name="T5" style:family="text">
      <style:text-properties officeooo:rsid="0169287a"/>
    </style:style>
    <style:style style:name="T6" style:family="text">
      <style:text-properties officeooo:rsid="0012abe4"/>
    </style:style>
    <style:style style:name="T7" style:family="text">
      <style:text-properties officeooo:rsid="0037e73e"/>
    </style:style>
    <style:style style:name="T8" style:family="text">
      <style:text-properties officeooo:rsid="006ae128"/>
    </style:style>
    <style:style style:name="T9" style:family="text">
      <style:text-properties officeooo:rsid="003b54cc"/>
    </style:style>
    <style:style style:name="T10" style:family="text">
      <style:text-properties officeooo:rsid="0015dc29"/>
    </style:style>
    <style:style style:name="T11" style:family="text">
      <style:text-properties officeooo:rsid="001bfc18"/>
    </style:style>
    <style:style style:name="T12" style:family="text">
      <style:text-properties officeooo:rsid="001f9ced"/>
    </style:style>
    <style:style style:name="T13" style:family="text">
      <style:text-properties officeooo:rsid="0017a3bf"/>
    </style:style>
    <style:style style:name="T14" style:family="text">
      <style:text-properties officeooo:rsid="00132cb9"/>
    </style:style>
    <style:style style:name="T15" style:family="text">
      <style:text-properties officeooo:rsid="00196dbb"/>
    </style:style>
    <style:style style:name="T16" style:family="text">
      <style:text-properties officeooo:rsid="00207c5b"/>
    </style:style>
    <style:style style:name="T17" style:family="text">
      <style:text-properties officeooo:rsid="002197bc"/>
    </style:style>
    <style:style style:name="T18" style:family="text">
      <style:text-properties officeooo:rsid="001f675b"/>
    </style:style>
    <style:style style:name="T19" style:family="text">
      <style:text-properties officeooo:rsid="0021e97a"/>
    </style:style>
    <style:style style:name="T20" style:family="text">
      <style:text-properties officeooo:rsid="00237d2f"/>
    </style:style>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 <text:span text:style-name="T20">resueltos en Pseudo-código y Python</text:span></text:h>
      <text:h text:style-name="Heading_20_2" text:outline-level="2">Ejercicios con <text:span text:style-name="T10">r</text:span>esoluciones</text:h>
      <text:p text:style-name="P7">Estos ejercicios son la extensión de los que vieron en la parte de ordinogramas y pseudocódigo, cada ejercicio esta resuelto de forma ‘directa’, que es la forma mas simple de usar Python, pero tambien, la que emplea funciones, que es la <text:span text:style-name="Emphasis">mas</text:span> correcta.</text:p>
      <text:p text:style-name="Amplificada">!<text:span text:style-name="T11">Cualquiera de las dos formas de resolver los ejercicios son correctas. Aunque se prefiere el uso de funciones, su uso no agregará puntos.</text:span></text:p>
      <text:p text:style-name="P44">La principal diferencia entre ambas es que, con las funciones, podemos reutilizar el código de manera sencilla en distintos ejercicios.</text:p>
      <text:h text:style-name="P31" text:outline-level="2">Recordatorio sobre <text:span text:style-name="T12">entrada y salida en las </text:span>funciones</text:h>
      <text:p text:style-name="P44">Para la correcta utilización de funciones, es importante recordar que las mismas no pueden utilizar <text:span text:style-name="Example">print</text:span> o <text:span text:style-name="Example">input</text:span> para obtener y devolver valores respectivamente. Esto se hace por medio de los argumentos y el retorno, exclusivamente.</text:p>
      <text:h text:style-name="P32" text:outline-level="2">Sobre las pre y poscondiciones</text:h>
      <text:p text:style-name="P43">No todos los ejercicios resueltos las tienen documentadas, lo estarán cuando aporten información adicional y no simplemente describan lo que se puede observar de manera directa.</text:p>
      <text:h text:style-name="Heading_20_3" text:outline-level="3">Leer dos números e imprimir su suma.</text:h>
      <text:p text:style-name="P10">Pseudocódigo:</text:p>
      <text:p text:style-name="Source_20_Code"><text:span text:style-name="T13">i</text:span>nicio</text:p>
      <text:p text:style-name="Source_20_Code"><text:s text:c="4"/><text:span text:style-name="T13">l</text:span>eer numero1, numero2</text:p>
      <text:p text:style-name="P11"><text:s text:c="4"/>suma ← numero1 + numero2</text:p>
      <text:p text:style-name="P11"><text:s text:c="4"/><text:span text:style-name="T13">i</text:span>mprimir "<text:span text:style-name="T13">El resultado de l</text:span>a suma es:", suma</text:p>
      <text:p text:style-name="Source_20_Code"><text:span text:style-name="T13">f</text:span>in</text:p>
      <text:p text:style-name="P12">Python <text:span text:style-name="T10">directo</text:span></text:p>
      <text:p text:style-name="Source_20_Code">numero_1 = int(input())</text:p>
      <text:p text:style-name="Source_20_Code">numero_2 = int(input())</text:p>
      <text:p text:style-name="P13">suma = numero_1 + numero<text:span text:style-name="T10">_2</text:span></text:p>
      <text:p text:style-name="P13">print(f"La suma de {numero_1=} y {numero_2=} es {suma}")</text:p>
      <text:p text:style-name="Source_20_Code_20_Header">Python <text:span text:style-name="T10">con funciones</text:span></text:p>
      <text:p text:style-name="Source_20_Code">def suma(numero<text:span text:style-name="T10">_1</text:span>, numero<text:span text:style-name="T10">_2</text:span>):</text:p>
      <text:p text:style-name="Source_20_Code"><text:s text:c="4"/>return numero_1 + numero_2</text:p>
      <text:p text:style-name="P18"/>
      <text:p text:style-name="P18">numero_1 = int(input())</text:p>
      <text:p text:style-name="P18">numero_2 = int(input())</text:p>
      <text:p text:style-name="P13">suma = suma(numero_1, numero_2)</text:p>
      <text:p text:style-name="P13">print(f"La suma de {numero_1=} y {numero_2=} es {suma<text:span text:style-name="T10">=</text:span>}")</text:p>
      <text:p text:style-name="Text_20_body"/>
      <text:h text:style-name="P33" text:outline-level="3">Determinar si un número es positivo o negativo.</text:h>
      <text:p text:style-name="Source_20_Code_20_Header">Pseudocódigo:</text:p>
      <text:p text:style-name="Source_20_Code"><text:span text:style-name="T19">i</text:span>nicio</text:p>
      <text:p text:style-name="P11"><text:s text:c="4"/><text:span text:style-name="T19">l</text:span>eer numero</text:p>
      <text:p text:style-name="P11"><text:s text:c="4"/><text:span text:style-name="T19">s</text:span>i numero &gt;= 0 <text:span text:style-name="T19">e</text:span>ntonces</text:p>
      <text:p text:style-name="P11"><text:s text:c="8"/><text:span text:style-name="T19">i</text:span>mprimir "El número es positivo"</text:p>
      <text:p text:style-name="P11"><text:s text:c="4"/><text:span text:style-name="T19">s</text:span>ino</text:p>
      <text:p text:style-name="P11"><text:s text:c="8"/><text:span text:style-name="T19">i</text:span>mprimir "El número es negativo"</text:p>
      <text:p text:style-name="P11"><text:s text:c="4"/><text:span text:style-name="T19">f</text:span>in <text:span text:style-name="T19">s</text:span>i</text:p>
      <text:p text:style-name="Source_20_Code"><text:span text:style-name="T19">f</text:span>in</text:p>
      <text:p text:style-name="P14">Python <text:span text:style-name="T10">directo</text:span></text:p>
      <text:p text:style-name="P19">numero = int(input())</text:p>
      <text:p text:style-name="P21">print(<text:span text:style-name="T14">f"</text:span>el <text:span text:style-name="T15">signo del </text:span>número {numero} es: <text:span text:style-name="T14">", </text:span>end=<text:span text:style-name="T14">""</text:span>)</text:p>
      <text:p text:style-name="P21">if numero &gt;= 0:</text:p>
      <text:p text:style-name="P21"><text:s text:c="4"/>print(<text:span text:style-name="T14">"</text:span>positivo<text:span text:style-name="T14">"</text:span>)</text:p>
      <text:p text:style-name="P21">else:</text:p>
      <text:p text:style-name="P21"><text:s text:c="4"/>print(<text:span text:style-name="T14">"</text:span>negativo<text:span text:style-name="T14">"</text:span>)</text:p>
      <text:p text:style-name="P20">Python <text:span text:style-name="T10">con funciones</text:span></text:p>
      <text:p text:style-name="P19">def <text:span text:style-name="T15">signo_textual</text:span>(numero):</text:p>
      <text:p text:style-name="P21"><text:s text:c="4"/>if numero &gt;= 0:</text:p>
      <text:p text:style-name="P19"><text:span text:style-name="T13"><text:s text:c="4"/></text:span><text:s text:c="4"/>return <text:span text:style-name="T14">"</text:span><text:span text:style-name="T13">positivo</text:span><text:span text:style-name="T14">"</text:span></text:p>
      <text:p text:style-name="P19"><text:s text:c="4"/><text:span text:style-name="T13">else:</text:span></text:p>
      <text:p text:style-name="P22"><text:s text:c="8"/><text:span text:style-name="T13">return </text:span><text:span text:style-name="T14">"</text:span><text:span text:style-name="T13">negativo</text:span><text:span text:style-name="T14">"</text:span></text:p>
      <text:p text:style-name="P22"/>
      <text:p text:style-name="P22"/>
      <text:p text:style-name="P19">numero = int(input())</text:p>
      <text:p text:style-name="P15"><text:span text:style-name="T15">signo </text:span>= <text:span text:style-name="T15">signo_textual</text:span>(numero)</text:p>
      <text:p text:style-name="P15">print(f"<text:span text:style-name="T15">El signo de </text:span>{numero} <text:span text:style-name="T15">es </text:span>{<text:span text:style-name="T15">signo</text:span>}")</text:p>
      <text:p text:style-name="Text_20_body"/>
      <text:h text:style-name="P33" text:outline-level="3">Calcular el área de un triángulo dados su base y altura.</text:h>
      <text:p text:style-name="P10">Pseudocódigo:</text:p>
      <text:p text:style-name="Source_20_Code"><text:span text:style-name="T19">i</text:span>nicio</text:p>
      <text:p text:style-name="P11"><text:s text:c="4"/><text:span text:style-name="T19">l</text:span>eer base, altura</text:p>
      <text:p text:style-name="P11"><text:s text:c="4"/>area ← (base * altura) / 2</text:p>
      <text:p text:style-name="P11"><text:s text:c="4"/><text:span text:style-name="T19">i</text:span>mprimir "El área del triángulo es:", area</text:p>
      <text:p text:style-name="Source_20_Code"><text:span text:style-name="T19">f</text:span>in</text:p>
      <text:p text:style-name="P24"><text:span text:style-name="T14">Python </text:span><text:span text:style-name="T10">directo</text:span></text:p>
      <text:p text:style-name="Source_20_Code">base = float(input("Ingrese la base del triángulo: "))</text:p>
      <text:p text:style-name="Source_20_Code">altura = float(input("Ingrese la altura del triángulo: "))</text:p>
      <text:p text:style-name="Source_20_Code">area = (base * altura) / 2</text:p>
      <text:p text:style-name="Source_20_Code">print(f"El área del triángulo <text:span text:style-name="T16">{base=} y {altura=} </text:span>es: {area}")</text:p>
      <text:p text:style-name="P40">Python con funciones</text:p>
      <text:p text:style-name="Source_20_Code">def calcular_area_triangulo(base, altura):</text:p>
      <text:p text:style-name="Source_20_Code"><text:s text:c="4"/>return (base * altura) / 2</text:p>
      <text:p text:style-name="Source_20_Code"/>
      <text:p text:style-name="P23">altura = float(input("Ingrese la altura del triángulo: "))</text:p>
      <text:p text:style-name="P23"><text:span text:style-name="T16">f</text:span>area = <text:span text:style-name="T16">calcular_area_triangulo(base, altura)</text:span></text:p>
      <text:p text:style-name="P23">print(f"El área del triángulo <text:span text:style-name="T16">{base=} y {altura=} </text:span>es: {area}")</text:p>
      <text:p text:style-name="Text_20_body"/>
      <text:h text:style-name="Heading_20_3" text:outline-level="3">Determinar el mayor de dos números.</text:h>
      <text:p text:style-name="Source_20_Code_20_Header">Pseudocódigo:</text:p>
      <text:p text:style-name="Source_20_Code">Inicio</text:p>
      <text:p text:style-name="P11"><text:s text:c="4"/>Leer numero1, numero2</text:p>
      <text:p text:style-name="P11"><text:s text:c="4"/>Si numero1 &gt; numero2 Entonces</text:p>
      <text:p text:style-name="P11"><text:s text:c="8"/>Imprimir "El mayor es:", numero1</text:p>
      <text:p text:style-name="P11"><text:s text:c="4"/>Sino</text:p>
      <text:p text:style-name="P11"><text:s text:c="8"/>Imprimir "El mayor es:", numero2</text:p>
      <text:p text:style-name="P11"><text:s text:c="4"/>Fin Si</text:p>
      <text:p text:style-name="Source_20_Code">Fin</text:p>
      <text:p text:style-name="P24"><text:span text:style-name="T14">Python </text:span><text:span text:style-name="T10">directo</text:span></text:p>
      <text:p text:style-name="P23">numero<text:span text:style-name="T16">_1</text:span> = float(input("Ingrese el primer número: "))</text:p>
      <text:p text:style-name="P23">numero<text:span text:style-name="T16">_</text:span>2 = float(input("Ingrese el segundo número: "))</text:p>
      <text:p text:style-name="P23">print("El mayor es: ", <text:span text:style-name="T16">end="")</text:span></text:p>
      <text:p text:style-name="P23">if numero<text:span text:style-name="T16">_</text:span>1 &gt; numero<text:span text:style-name="T16">_</text:span>2:</text:p>
      <text:p text:style-name="P23"><text:s text:c="4"/><text:span text:style-name="T16">print(</text:span>numero<text:span text:style-name="T16">_1</text:span>)</text:p>
      <text:p text:style-name="P23">else:</text:p>
      <text:p text:style-name="P23"><text:s text:c="4"/>print(numero<text:span text:style-name="T16">_</text:span>2)</text:p>
      <text:p text:style-name="P40">Python con funciones</text:p>
      <text:p text:style-name="P23">def determinar_mayor(numero<text:span text:style-name="T16">_</text:span>1, numero<text:span text:style-name="T16">_</text:span>2):</text:p>
      <text:p text:style-name="P23"><text:s text:c="4"/>if numero<text:span text:style-name="T16">_</text:span>1 &gt; numero<text:span text:style-name="T16">_</text:span>2:</text:p>
      <text:p text:style-name="P23"><text:s text:c="8"/>return numero<text:span text:style-name="T16">_</text:span>1</text:p>
      <text:p text:style-name="P23"><text:s text:c="4"/>else:</text:p>
      <text:p text:style-name="P23"><text:s text:c="8"/>return numero<text:span text:style-name="T16">₂</text:span></text:p>
      <text:p text:style-name="P23"/>
      <text:p text:style-name="P23">numero<text:span text:style-name="T16">_1</text:span> = float(input("Ingrese el primer número: "))</text:p>
      <text:p text:style-name="P23">numero<text:span text:style-name="T16">_</text:span>2 = float(input("Ingrese el segundo número: "))</text:p>
      <text:p text:style-name="P25">mayor = determinar_mayor(numero_1, numero_2)</text:p>
      <text:p text:style-name="P23">print("El mayor <text:span text:style-name="T16">de {numero_1} y {numero_2} </text:span>es <text:span text:style-name="T16">{mayor})</text:span></text:p>
      <text:p text:style-name="P43">La solución con función de este ejercicio, tiene una poscondición interesante, que el resultado solo puede ser uno de los dos argumentos.</text:p>
      <text:h text:style-name="Heading_20_3" text:outline-level="3">Leer un número e imprimir su tabla de multiplicar.</text:h>
      <text:p text:style-name="Source_20_Code_20_Header">Pseudocódigo:</text:p>
      <text:p text:style-name="Source_20_Code">Inicio</text:p>
      <text:p text:style-name="P11"><text:s text:c="4"/>Leer numero</text:p>
      <text:p text:style-name="P11"><text:s text:c="4"/>Para i ← 1 Hasta 10 Hacer</text:p>
      <text:p text:style-name="P11"><text:s text:c="8"/>Imprimir numero, " x ", i, " = ", numero * i</text:p>
      <text:p text:style-name="P11"><text:s text:c="4"/>Fin Para</text:p>
      <text:p text:style-name="P23">Fin</text:p>
      <text:p text:style-name="P24"><text:span text:style-name="T14">Python </text:span><text:span text:style-name="T10">directo</text:span></text:p>
      <text:p text:style-name="P23">numero = int(input("Ingrese un número: "))</text:p>
      <text:p text:style-name="P23">for i in range(1, 11):</text:p>
      <text:p text:style-name="P23"><text:s text:c="4"/>print(f"{numero} x {i} = {numero * i}")</text:p>
      <text:p text:style-name="P40">Python con funciones</text:p>
      <text:p text:style-name="P23">def generar_tabla_multiplicar(numero):</text:p>
      <text:p text:style-name="P23"><text:s text:c="4"/>"""Función para generar la tabla de multiplicar de un número."""</text:p>
      <text:p text:style-name="P23"><text:s text:c="4"/>for i in range(1, 11):</text:p>
      <text:p text:style-name="P23"><text:s text:c="8"/>print(f"{numero} x {i} = {numero * i}")</text:p>
      <text:p text:style-name="P23"/>
      <text:p text:style-name="P23">numero = int(input("Ingrese un número: "))</text:p>
      <text:p text:style-name="P23">generar_tabla_multiplicar<text:span text:style-name="T16">(numero)</text:span></text:p>
      <text:p text:style-name="P43">Este ejercicio es uno de los que el propósito de la función es imprimir, por lo que el uso de <text:span text:style-name="Example">print</text:span> dentro de la misma es razonable.</text:p>
      <text:h text:style-name="Heading_20_3" text:outline-level="3">Calcular el promedio de tres calificaciones.</text:h>
      <text:p text:style-name="P24">Pseudocódigo</text:p>
      <text:p text:style-name="P23">Inicio</text:p>
      <text:p text:style-name="P23"><text:s text:c="4"/>Leer calificacion1, calificacion2, calificacion3</text:p>
      <text:p text:style-name="P23"><text:s text:c="4"/>promedio ← (calificacion1 + calificacion2 + calificacion3) / 3</text:p>
      <text:p text:style-name="P23"><text:s text:c="4"/>Imprimir "El promedio es:", promedio</text:p>
      <text:p text:style-name="P23"><text:span text:style-name="T10">Fin</text:span></text:p>
      <text:p text:style-name="P17">Python <text:span text:style-name="T10">directo - </text:span><text:span text:style-name="T17">opción #1</text:span></text:p>
      <text:p text:style-name="P26">calificacion1 = float(input("Ingrese la primera calificación: "))</text:p>
      <text:p text:style-name="P26">calificacion2 = float(input("Ingrese la segunda calificación: "))</text:p>
      <text:p text:style-name="P26">calificacion3 = float(input("Ingrese la tercera calificación: "))</text:p>
      <text:p text:style-name="P26">promedio = (calificacion1 + calificacion2 + calificacion3) / 3</text:p>
      <text:p text:style-name="P26">print(f"El promedio es: {promedio}")</text:p>
      <text:p text:style-name="P43">Esta es la forma más simple de resolver el ejercicio, ¿se necesitan tres valores?, usamos tres variables, esto impide obtener resultados con mas valores, <text:span text:style-name="Emphasis">pero funciona</text:span>.</text:p>
      <text:p text:style-name="P16">Python <text:span text:style-name="T10">directo - </text:span><text:span text:style-name="T17">opción #2</text:span></text:p>
      <text:p text:style-name="P27">suma = 0.<text:span text:style-name="T19">0</text:span></text:p>
      <text:p text:style-name="P27">for i in range(1,4):</text:p>
      <text:p text:style-name="P27"><text:s text:c="4"/>suma = suma + float(input("Ingrese la calificación {i}: "))</text:p>
      <text:p text:style-name="P27"/>
      <text:p text:style-name="P27">promedio = suma / 3</text:p>
      <text:p text:style-name="P23">print(f"El promedio es: {promedio}")</text:p>
      <text:p text:style-name="P43">Esta forma de resolverlo, incorpora una diferencia crucial con la anterior, a pesar de que se obtiene el mismo resultado, esta versión no almacena los valores individuales, consumiendo menos recursos.</text:p>
      <text:p text:style-name="P43">Esta forma, tiene una limitación que no es evidente a simple vista. Para promedios mucho mas grandes, es posible que agotemos “el espacio” de la variable suma, en Python, solo los números enteros no tienen un límite establecido, los de punto flotante sí, y aunque el valor maximo es bastante_ grande</text:p>
      <text:p text:style-name="P40">Python con funciones</text:p>
      <text:p text:style-name="P43">Esta función, obtiene el promedio de un conjunto de valores arbitrario, aunque lo utilizamos con valores individuales, podemos pasar cualquier cantidad de números y obtener el promedio. Pero el detalle importante es que a diferencia de la opción 2, los valores individuales, siguen estando disponibles, algo que permite seguir usando esos valores para otros calculos.</text:p>
      <text:p text:style-name="P26"><text:soft-page-break/><text:span text:style-name="T17">def promedio(valores):</text:span></text:p>
      <text:p text:style-name="P27"><text:s text:c="4"/>suma = 0</text:p>
      <text:p text:style-name="P27"><text:s text:c="4"/><text:span text:style-name="T19">cuenta = 0</text:span></text:p>
      <text:p text:style-name="P27"><text:s text:c="4"/>for i in valores:</text:p>
      <text:p text:style-name="P27"><text:s text:c="8"/>suma = suma + <text:span text:style-name="T19">valores</text:span>[i]</text:p>
      <text:p text:style-name="P27"><text:s text:c="8"/><text:span text:style-name="T19">cuenta = cuenta + 1</text:span></text:p>
      <text:p text:style-name="P27"><text:s text:c="4"/>return suma / <text:span text:style-name="T19">cuenta</text:span></text:p>
      <text:p text:style-name="P26"/>
      <text:p text:style-name="P26">calificacion1 = float(input("Ingrese la primera calificación: "))</text:p>
      <text:p text:style-name="P27">calificacion2 = float(input("Ingrese la segunda calificación: "))</text:p>
      <text:p text:style-name="P27">calificacion3 = float(input("Ingrese la tercera calificación: "))</text:p>
      <text:p text:style-name="P27">promedio = calcular_promedio([calificacion1, calificacion2, calificacion3])</text:p>
      <text:p text:style-name="P27">print(f"El promedio es: {promedio}")</text:p>
      <text:p text:style-name="P41">Función de promedio alternativa, mas ‘pythonica’</text:p>
      <text:p text:style-name="P27"># Promedio puede ser directamente</text:p>
      <text:p text:style-name="P27">def promedio_alternativo(valores):</text:p>
      <text:p text:style-name="P27"><text:s text:c="4"/>return sum(valores)/len(valores)</text:p>
      <text:p text:style-name="P43">Esta solución, aprovecha las funciones integradas del lenguaje para obtener información de la lista ‘<text:span text:style-name="Example">valores</text:span>’, la suma y el conteo de elementos.</text:p>
      <text:h text:style-name="Heading_20_3" text:outline-level="3">Determinar si un número es par o impar.</text:h>
      <text:p text:style-name="Source_20_Code_20_Header">Pseudocódigo:</text:p>
      <text:p text:style-name="Source_20_Code">Inicio</text:p>
      <text:p text:style-name="P28"><text:s text:c="4"/>Leer numero</text:p>
      <text:p text:style-name="P28"><text:s text:c="4"/>Si numero % 2 == 0 Entonces</text:p>
      <text:p text:style-name="P28"><text:s text:c="8"/>Imprimir "El número es par"</text:p>
      <text:p text:style-name="P28"><text:s text:c="4"/>Sino</text:p>
      <text:p text:style-name="P28"><text:s text:c="8"/>Imprimir "El número es impar"</text:p>
      <text:p text:style-name="P28"><text:s text:c="4"/>Fin Si</text:p>
      <text:p text:style-name="Source_20_Code">Fin</text:p>
      <text:p text:style-name="P8">Python directo</text:p>
      <text:p text:style-name="Source_20_Code">numero = int(input("ingrese un número: "))</text:p>
      <text:p text:style-name="Source_20_Code">resto_dos = numero % 2</text:p>
      <text:p text:style-name="Source_20_Code">es_par = resto_dos == 0</text:p>
      <text:p text:style-name="Source_20_Code">print(f"el {numero=} es ", end="")</text:p>
      <text:p text:style-name="Source_20_Code">if es_par:</text:p>
      <text:p text:style-name="Source_20_Code"><text:s text:c="4"/>print("par")</text:p>
      <text:p text:style-name="Source_20_Code">else:</text:p>
      <text:p text:style-name="Source_20_Code"><text:s text:c="4"/>print("impar")</text:p>
      <text:p text:style-name="P9">Python <text:span text:style-name="T18">completo</text:span></text:p>
      <text:p text:style-name="P29">def es_par(numero):</text:p>
      <text:p text:style-name="P30"><text:s text:c="4"/><text:span text:style-name="T18">return </text:span>numero % 2 <text:span text:style-name="T18">== 0</text:span></text:p>
      <text:p text:style-name="P30"/>
      <text:p text:style-name="P30">numero = int(input("ingrese un número: "))</text:p>
      <text:p text:style-name="P30">print(f"el {numero=} es ", end="")</text:p>
      <text:p text:style-name="P30">if es_par<text:span text:style-name="T18">(numero)</text:span>:</text:p>
      <text:p text:style-name="P30"><text:s text:c="4"/>print("par")</text:p>
      <text:p text:style-name="P30">else:</text:p>
      <text:p text:style-name="P30"><text:s text:c="4"/>print("impar")</text:p>
      <text:p text:style-name="P43">El <text:span text:style-name="Example">return</text:span> en la función se ve un poco raro, pero lo que nos interesa es el valor lógico si es o no par, por lo que no es necesario almacenarlo en una variable, que permite simplificar.</text:p>
      <text:p text:style-name="P43">La otra parte interesante, tiene que ver con el como se lee el uso de esta función; <text:span text:style-name="Example">if es_par</text:span>, se lee como <text:span text:style-name="Strong_20_Emphasis">si es par</text:span>, casi casi como se escribiría en castellano.</text:p>
      <text:h text:style-name="Heading_20_3" text:outline-level="3">Convertir grados Celsius a Fahrenheit.</text:h>
      <text:p text:style-name="Source_20_Code_20_Header">Pseudocódigo:</text:p>
      <text:p text:style-name="Source_20_Code">Inicio</text:p>
      <text:p text:style-name="P28"><text:s text:c="4"/>Leer celsius</text:p>
      <text:p text:style-name="P28"><text:s text:c="4"/>fahrenheit ← (celsius * 9/5) + 32</text:p>
      <text:p text:style-name="P28"><text:s text:c="4"/>Imprimir "La temperatura en Fahrenheit es:", fahrenheit</text:p>
      <text:p text:style-name="Source_20_Code">Fin</text:p>
      <text:p text:style-name="P24"><text:span text:style-name="T14">Python </text:span><text:span text:style-name="T10">directo</text:span></text:p>
      <text:p text:style-name="P23"># Leer la temperatura en Celsius</text:p>
      <text:p text:style-name="P23">celsius = float(input("Ingrese la temperatura en Celsius: "))</text:p>
      <text:p text:style-name="P23"/>
      <text:p text:style-name="P23"># Convertir a Fahrenheit</text:p>
      <text:p text:style-name="P23">fahrenheit = (celsius * 9/5) + 32</text:p>
      <text:p text:style-name="P23"/>
      <text:p text:style-name="P23"># Imprimir el resultado</text:p>
      <text:p text:style-name="P23">print(f"La temperatura en Fahrenheit es: {fahrenheit}")</text:p>
      <text:p text:style-name="P40">Python con funciones</text:p>
      <text:p text:style-name="P23">def celsius_a_fahrenheit(celsius):</text:p>
      <text:p text:style-name="P23"><text:s text:c="4"/>return (celsius * 9/5) + 32</text:p>
      <text:p text:style-name="P23"/>
      <text:p text:style-name="P23"/>
      <text:p text:style-name="P38">celsius = float(input("Ingrese la temperatura en Celsius: "))</text:p>
      <text:p text:style-name="P23">fahrenheit = celsius_a_fahrenheit(celsius)</text:p>
      <text:p text:style-name="P38">print(f"La temperatura en Fahrenheit es: {fahrenheit}")</text:p>
      <text:h text:style-name="Heading_20_3" text:outline-level="3">Calcular el factorial de un número.</text:h>
      <text:p text:style-name="Source_20_Code_20_Header">Pseudocódigo:</text:p>
      <text:p text:style-name="Source_20_Code">Inicio</text:p>
      <text:p text:style-name="P28"><text:s text:c="4"/>Leer numero</text:p>
      <text:p text:style-name="P28"><text:s text:c="4"/>factorial ← 1</text:p>
      <text:p text:style-name="P28"><text:s text:c="4"/>Para i ← 1 Hasta numero Hacer</text:p>
      <text:p text:style-name="P38"><text:s text:c="8"/>factorial = <text:span text:style-name="T19">factorial *</text:span> i</text:p>
      <text:p text:style-name="P28"><text:s text:c="4"/>Fin Para</text:p>
      <text:p text:style-name="P28"><text:s text:c="4"/>Imprimir "El factorial es:", factorial</text:p>
      <text:p text:style-name="Source_20_Code">Fin</text:p>
      <text:p text:style-name="P24"><text:span text:style-name="T14">Python </text:span><text:span text:style-name="T10">directo</text:span></text:p>
      <text:p text:style-name="P38">numero = int(input("Ingrese un número para calcular su factorial: "))</text:p>
      <text:p text:style-name="P38"/>
      <text:p text:style-name="P38">factorial = 1</text:p>
      <text:p text:style-name="P38">for i in range(1, numero + 1):</text:p>
      <text:p text:style-name="P38"><text:s text:c="4"/>factorial *= i</text:p>
      <text:p text:style-name="P38"/>
      <text:p text:style-name="P38">print(f"El factorial de {numero<text:span text:style-name="T19">=</text:span>} es: {factorial<text:span text:style-name="T19">=</text:span>}")</text:p>
      <text:p text:style-name="P40">Python con funciones</text:p>
      <text:p text:style-name="P23">def calcular_factorial(numero):</text:p>
      <text:p text:style-name="P23"><text:s text:c="4"/>factorial = 1</text:p>
      <text:p text:style-name="P23"><text:s text:c="4"/>for i in range(1, numero + 1):</text:p>
      <text:p text:style-name="P23"><text:s text:c="8"/>factorial = <text:span text:style-name="T19">factorial *</text:span> i</text:p>
      <text:p text:style-name="P23"><text:s text:c="4"/>return factorial</text:p>
      <text:p text:style-name="P23"/>
      <text:p text:style-name="P23">numero = int(input("Ingrese un número para calcular su factorial: "))</text:p>
      <text:p text:style-name="P23">resultado = calcular_factorial(numero)</text:p>
      <text:p text:style-name="P23">print(f"El factorial de {numero} es: {resultado}")</text:p>
      <text:p text:style-name="P41">Python con funciones - alternativa</text:p>
      <text:p text:style-name="P23">def calcularfactorial(n):</text:p>
      <text:p text:style-name="P23"><text:s text:c="4"/>if n == 0 or n == 1:</text:p>
      <text:p text:style-name="P23"><text:s text:c="8"/>return 1</text:p>
      <text:p text:style-name="P23"><text:s text:c="4"/>else:</text:p>
      <text:p text:style-name="P23"><text:s text:c="8"/>return n * calcular_factorial(n – 1)</text:p>
      <text:p text:style-name="P43">La recursividad, es una técnica que verán en la carrera, pero en términos simples, consiste en descomponer el problema en uno igual pero reducido en uno. Vean como las llamadas a <text:span text:style-name="Example">calcular_factorial</text:span> se van haciendo cada vez mas chicas, hasta llegar a <text:span text:style-name="Example">1</text:span> y <text:span text:style-name="Example">0</text:span>.</text:p>
      <text:h text:style-name="Heading_20_3" text:outline-level="3">Determinar si un año es bisiesto.</text:h>
      <text:p text:style-name="Source_20_Code_20_Header">Pseudocódigo:</text:p>
      <text:p text:style-name="Source_20_Code">Inicio</text:p>
      <text:p text:style-name="P28"><text:s text:c="4"/>Leer anio</text:p>
      <text:p text:style-name="P28"><text:s text:c="4"/>Si (anio % 4 == 0 Y anio % 100 != 0) O anio % 400 == 0 Entonces</text:p>
      <text:p text:style-name="P28"><text:s text:c="8"/>Imprimir "El año es bisiesto"</text:p>
      <text:p text:style-name="P28"><text:s text:c="4"/>Sino</text:p>
      <text:p text:style-name="P28"><text:s text:c="8"/>Imprimir "El año no es bisiesto"</text:p>
      <text:p text:style-name="P28"><text:s text:c="4"/>Fin Si</text:p>
      <text:p text:style-name="Source_20_Code">Fin</text:p>
      <text:p text:style-name="P24"><text:span text:style-name="T14">Python </text:span><text:span text:style-name="T10">directo</text:span></text:p>
      <text:p text:style-name="P25"># Leer el año</text:p>
      <text:p text:style-name="P25">anio = int(input("Ingrese un año: "))</text:p>
      <text:p text:style-name="P25"/>
      <text:p text:style-name="P25"># Determinar si el año es bisiesto</text:p>
      <text:p text:style-name="P25">if (anio % 4 == 0 and anio % 100 != 0) or (anio % 400 == 0):</text:p>
      <text:p text:style-name="P25"><text:s text:c="4"/>print("El año es bisiesto")</text:p>
      <text:p text:style-name="P25">else:</text:p>
      <text:p text:style-name="P25"><text:s text:c="4"/>print("El año no es bisiesto")</text:p>
      <text:p text:style-name="P40">Python con funciones</text:p>
      <text:p text:style-name="P23">def es_bisiesto(anio):</text:p>
      <text:p text:style-name="P23"><text:s text:c="4"/>return (anio % 4 == 0 and anio % 100 != 0) or (anio % 400 == 0)</text:p>
      <text:p text:style-name="P23"/>
      <text:p text:style-name="P23"># Programa principal</text:p>
      <text:p text:style-name="P23">anio = int(input("Ingrese un año: "))</text:p>
      <text:p text:style-name="P23">if es_bisiesto(anio):</text:p>
      <text:p text:style-name="P23"><text:s text:c="4"/>print("El año es bisiesto")</text:p>
      <text:p text:style-name="P23">else:</text:p>
      <text:p text:style-name="P23"><text:s text:c="4"/>print("El año no es bisiesto")</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Schoolbook" svg:font-family="'Century Schoolbook'"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reak-before="page"/>
      <style:text-properties fo:font-size="101%" fo:font-weight="900" style:font-size-asian="101%" style:font-weight-asian="normal" style:font-size-complex="101%"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fo:keep-with-next="always"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Comment" style:family="paragraph" style:parent-style-name="Standard" style:class="extra">
      <style:text-properties fo:font-size="10pt" style:font-size-asian="10pt" style:font-size-complex="10pt"/>
    </style:style>
    <style:style style:name="Esquema" style:family="paragraph" style:parent-style-name="List_20_Contents" style:list-style-name="Esquema"/>
    <style:style style:name="Celda_20_centrada" style:display-name="Celda centrada" style:family="paragraph" style:parent-style-name="Celda">
      <style:paragraph-properties fo:text-align="center" style:justify-single-word="false"/>
    </style:style>
    <style:style style:name="Tabla_20_centrada" style:display-name="Tabla centrada" style:family="paragraph" style:parent-style-name="Table_20_Contents">
      <style:paragraph-properties fo:text-align="center" style:justify-single-word="false"/>
    </style:style>
    <style:style style:name="Matemática" style:family="paragraph" style:parent-style-name="Standard" style:master-page-name="">
      <style:paragraph-properties fo:margin-top="0.199cm" fo:margin-bottom="0.199cm" style:contextual-spacing="true" fo:line-height="115%" fo:text-align="center" style:justify-single-word="false" style:page-number="auto" fo:padding-left="0.101cm" fo:padding-right="0.101cm" fo:padding-top="0.4cm" fo:padding-bottom="0.4cm" fo:border="0.06pt solid #000000" fo:keep-with-next="always">
        <style:tab-stops/>
      </style:paragraph-properties>
      <style:text-properties style:font-name="Century Schoolbook" fo:font-family="'Century Schoolbook'" style:font-style-name="Normal" style:font-family-generic="roman" style:font-pitch="variable"/>
    </style:style>
    <style:style style:name="Subsección" style:family="paragraph" style:parent-style-name="Text_20_body" style:next-style-name="Text_20_body">
      <style:text-properties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normal"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Matemáticos" style:family="text">
      <style:text-properties style:font-name="Century Schoolbook" fo:font-family="'Century Schoolbook'" style:font-style-name="Normal" style:font-family-generic="roman" style:font-pitch="variable" loext:padding="0.049cm" loext:border="0.06pt solid #000000"/>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fill-color="#729fcf"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quema">
      <text:list-level-style-number text:level="1" text:style-name="Numbering_20_Symbols" loext:num-list-format="%1%.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 fo:font-size="13pt" officeooo:rsid="00277460" style:font-size-asian="10.5pt"/>
    </style:style>
    <style:style style:name="MT2" style:family="text">
      <style:text-properties style:font-name="Fabrikat" fo:font-size="13pt" officeooo:rsid="000b2ba5" style:font-size-asian="10.5pt"/>
    </style:style>
    <style:style style:name="MT3" style:family="text">
      <style:text-properties style:font-name="Fabrikat" fo:font-size="13pt" officeooo:rsid="00176edb" style:font-size-asian="10.5pt"/>
    </style:style>
    <style:style style:name="MT4" style:family="text">
      <style:text-properties officeooo:rsid="0169287a"/>
    </style:style>
    <style:style style:name="MT5" style:family="text">
      <style:text-properties officeooo:rsid="0012abe4"/>
    </style:style>
    <style:style style:name="MT6" style:family="text">
      <style:text-properties officeooo:rsid="0037e73e"/>
    </style:style>
    <style:style style:name="MT7" style:family="text">
      <style:text-properties officeooo:rsid="006ae128"/>
    </style:style>
    <style:style style:name="MT8" style:family="text">
      <style:text-properties style:font-name="Fabrikat" fo:font-size="13pt" style:font-size-asian="10.5pt"/>
    </style:style>
    <style:style style:name="MT9" style:family="text">
      <style:text-properties officeooo:rsid="003b54cc"/>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1"><draw:image xlink:href="Pictures/1000000100000500000000C894814E14.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2"><text:date style:data-style-name="N114" text:date-value="2025-02-10T11:18:35.901818149">2025</text:date></text:span></text:p>
      </style:header>
      <style:footer>
        <text:p text:style-name="MP3"><text:span text:style-name="MT4">r</text:span><text:editing-cycles>11</text:editing-cycles>/<text:span text:style-name="MT5"><text:date style:data-style-name="N10114" text:date-value="2025-02-10T11:18:35.902322321">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2</text:page-number></text:span><text:span text:style-name="Fondo_20_Gris"><text:s/>de </text:span><text:span text:style-name="Fondo_20_Gris"><text:expression text:formula="ooow:page" office:value-type="float" office:value="12" style:data-style-name="N0">12</text:expression></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8" draw:style-name="Mdp1">
      <style:header>
        <text:p text:style-name="MP4"><draw:frame draw:style-name="Mfr1" draw:name="LogoUNRN2" text:anchor-type="paragraph" svg:x="0cm" svg:y="0cm" svg:width="6.551cm" svg:height="1.044cm" draw:z-index="0"><draw:image xlink:href="Pictures/1000000100000500000000C894814E14.png" xlink:type="simple" xlink:show="embed" xlink:actuate="onLoad" draw:mime-type="image/png"/></draw:frame><text:tab/><text:tab/><text:span text:style-name="MT7">Módulo 5</text:span></text:p>
        <text:p text:style-name="MP5"><text:span text:style-name="MT8"><text:tab/><text:tab/></text:span><text:span text:style-name="MT3">Curso de Ingreso </text:span><text:span text:style-name="MT2"><text:date style:data-style-name="N114" text:date-value="2025-02-10T11:18:35.904069948">2025</text:date></text:span></text:p>
      </style:header>
      <style:footer>
        <text:p text:style-name="MP6"><text:span text:style-name="MT9">r</text:span><text:editing-cycles>11</text:editing-cycles>/<text:span text:style-name="MT5"><text:date style:data-style-name="N10114" text:date-value="2025-02-10T11:18:35.904545201">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121</text:expression></text:span></text:p>
      </style:footer>
    </style:master-page>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5-02-07T21:04:09.092005663</meta:creation-date>
    <dc:date>2025-02-10T11:18:35.775951115</dc:date>
    <dc:creator>Martín René Vilugrón</dc:creator>
    <meta:editing-duration>PT3H53M24S</meta:editing-duration>
    <meta:editing-cycles>11</meta:editing-cycles>
    <meta:generator>LibreOffice/7.6.7.2$Linux_X86_64 LibreOffice_project/60$Build-2</meta:generator>
    <meta:print-date>2025-02-10T11:17:42.935974161</meta:print-date>
    <meta:printed-by>Archivos PDF: Martín René Vilugrón</meta:printed-by>
    <meta:document-statistic meta:table-count="0" meta:image-count="2" meta:object-count="0" meta:page-count="12" meta:paragraph-count="277" meta:word-count="1598" meta:character-count="10550" meta:non-whitespace-character-count="8771"/>
  </office:meta>
</office:document-meta>
</file>